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WAITING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tracked-changes>
        <table:deletion table:id="ct1" table:acceptance-state="accepted" table:type="row" table:position="33" table:table="1" table:multi-deletion-spanned="6">
          <office:change-info>
            <dc:creator> </dc:creator>
            <dc:date>2011-01-14T07:50:45.81</dc:date>
          </office:change-info>
        </table:deletion>
        <table:deletion table:id="ct2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1"/>
          </table:deletions>
        </table:deletion>
        <table:deletion table:id="ct3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2"/>
          </table:deletions>
        </table:deletion>
        <table:deletion table:id="ct4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3"/>
          </table:deletions>
        </table:deletion>
        <table:deletion table:id="ct5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4"/>
          </table:deletions>
        </table:deletion>
        <table:deletion table:id="ct6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5"/>
          </table:deletions>
        </table:deletion>
        <table:cell-content-change table:id="ct7" table:acceptance-state="accepted">
          <table:cell-address table:column="4" table:row="4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8" table:acceptance-state="accepted">
          <table:cell-address table:column="3" table:row="6" table:table="1"/>
          <office:change-info>
            <dc:creator> </dc:creator>
            <dc:date>2011-01-14T07:50:45.81</dc:date>
          </office:change-info>
          <table:previous>
            <table:change-track-table-cell office:value-type="date" office:date-value="2011-12-01"/>
          </table:previous>
        </table:cell-content-change>
        <table:cell-content-change table:id="ct9" table:acceptance-state="accepted">
          <table:cell-address table:column="4" table:row="6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0" table:acceptance-state="accepted">
          <table:cell-address table:column="5" table:row="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Hamid</text:p>
            </table:change-track-table-cell>
          </table:previous>
        </table:cell-content-change>
        <table:cell-content-change table:id="ct11" table:acceptance-state="accepted">
          <table:cell-address table:column="3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float" office:value="40556"/>
          </table:previous>
        </table:cell-content-change>
        <table:cell-content-change table:id="ct12" table:acceptance-state="accepted">
          <table:cell-address table:column="5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13" table:acceptance-state="accepted">
          <table:cell-address table:column="4" table:row="17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4" table:acceptance-state="accepted">
          <table:cell-address table:column="4" table:row="1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5" table:acceptance-state="accepted">
          <table:cell-address table:column="4" table:row="20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6" table:acceptance-state="accepted">
          <table:cell-address table:column="5" table:row="21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Raquel</text:p>
            </table:change-track-table-cell>
          </table:previous>
        </table:cell-content-change>
        <table:cell-content-change table:id="ct17" table:acceptance-state="accepted">
          <table:cell-address table:column="4" table:row="23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8" table:acceptance-state="accepted">
          <table:cell-address table:column="4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9" table:acceptance-state="accepted">
          <table:cell-address table:column="5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</table:tracked-changes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3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 table:number-rows-repeated="27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3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3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3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3" table:number-rows-repeated="31">
          <table:table-cell table:number-columns-repeated="4"/>
          <table:table-cell table:content-validation-name="val2"/>
          <table:table-cell/>
        </table:table-row>
        <table:table-row table:style-name="ro1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4">01/14/2011</text:date>, <text:time>08:5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14T08:51:38.16</dc:date>
    <meta:editing-duration>PT05H55M14S</meta:editing-duration>
    <meta:editing-cycles>45</meta:editing-cycles>
    <meta:generator>OpenOffice.org/3.2$Win32 OpenOffice.org_project/320m18$Build-9502</meta:generator>
    <meta:document-statistic meta:table-count="2" meta:cell-count="188" meta:object-count="0"/>
  </office:meta>
</office:document-meta>
</file>